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4047259071414549884"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5625744"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5627760"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5610713"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5662667321598320762"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1580269185766830202"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5911210688500582616"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4"><text:span text:style-name="T3">¼ mile at about 10:00mile</text:span></text:p>
      <text:p text:style-name="P4"><text:span text:style-name="T3">¾ miles at 7:30/mile, pulse at the end of ½ mile: 150 bpm, at the end of ¾ mile 170 bpm</text:span></text:p>
      <text:p text:style-name="P4"><text:span text:style-name="T3">¼ mile at about 10:00/mile</text:span></text:p>
      <text:p text:style-name="P4">Warm down:<text:span text:style-name="T3"> <text:s/>½ mile jog home</text:span></text:p>
      <text:p text:style-name="P4"><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5T15:42:24.11</dc:date>
    <dc:creator>James  Lombardi</dc:creator>
    <meta:editing-duration>P7DT7M19S</meta:editing-duration>
    <meta:editing-cycles>578</meta:editing-cycles>
    <meta:generator>OpenOffice/4.1.2$Win32 OpenOffice.org_project/412m3$Build-9782</meta:generator>
    <meta:document-statistic meta:table-count="0" meta:image-count="0" meta:object-count="0" meta:page-count="11" meta:paragraph-count="268" meta:word-count="3560" meta:character-count="17939"/>
  </office:meta>
</office:document-meta>
</file>